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fo:min-height="2.5cm"/>
      <style:paragraph-properties style:writing-mode="lr-tb"/>
    </style:style>
    <style:style style:name="pr11" style:family="presentation" style:parent-style-name="Focus3-outline1">
      <style:graphic-properties fo:min-height="10.001cm"/>
      <style:paragraph-properties style:writing-mode="lr-tb"/>
    </style:style>
    <style:style style:name="pr12" style:family="presentation" style:parent-style-name="Focus3-notes">
      <style:graphic-properties draw:fill-color="#ffffff" fo:min-height="12.572cm"/>
      <style:paragraph-properties style:writing-mode="lr-tb"/>
    </style:style>
    <style:style style:name="pr13" style:family="presentation" style:parent-style-name="Focus3-title">
      <style:graphic-properties draw:auto-grow-height="true" fo:min-height="2.5cm"/>
      <style:paragraph-properties style:writing-mode="lr-tb"/>
    </style:style>
    <style:style style:name="pr14" style:family="presentation" style:parent-style-name="Focus3-outline1">
      <style:graphic-properties fo:min-height="11.929cm"/>
      <style:paragraph-properties style:writing-mode="lr-tb"/>
    </style:style>
    <style:style style:name="pr1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Focus3-title">
      <style:graphic-properties fo:min-height="3.5cm"/>
      <style:paragraph-properties style:writing-mode="lr-tb"/>
    </style:style>
    <style:style style:name="pr17" style:family="presentation" style:parent-style-name="Focus3-outline1">
      <style:graphic-properties draw:textarea-vertical-align="middle" fo:min-height="10.001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-color="#ffffff"/>
      <style:text-properties fo:color="#000000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<text:span text:style-name="T1">Fadhla Mohamed Mutua</text:span></text:p>
          </draw:text-box>
        </draw:frame>
        <draw:frame presentation:style-name="pr2" draw:layer="layout" svg:width="18.221cm" svg:height="2.711cm" svg:x="4.279cm" svg:y="0.644cm" presentation:class="title" presentation:user-transformed="true">
          <draw:text-box>
            <text:p><text:span text:style-name="T1">BM25-Based Academic Paper</text:span> <text:span text:style-name="T1">Retrie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1.5cm" presentation:class="title" presentation:user-transformed="true">
          <draw:text-box>
            <text:p>Basic Idea</text:p>
          </draw:text-box>
        </draw:frame>
        <draw:frame presentation:style-name="pr5" draw:layer="layout" svg:width="12cm" svg:height="7cm" svg:x="8cm" svg:y="4cm" presentation:class="outline" presentation:user-transformed="true">
          <draw:text-box>
            <text:list text:style-name="L2">
              <text:list-item>
                <text:p>BM25 ranking function</text:p>
              </text:list-item>
              <text:list-item>
                <text:p>Dataset: 50 academic papers (openalex_papers.csv)</text:p>
              </text:list-item>
              <text:list-item>
                <text:p>Queries: ground_values.json</text:p>
              </text:list-item>
              <text:list-item>
                <text:p>Extensions: Pseudo-Relevance Feedback (PRF)</text:p>
              </text:list-item>
              <text:list-item>
                <text:p>Evaluation with IR met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Libraries Used</text:p>
          </draw:text-box>
        </draw:frame>
        <draw:frame presentation:style-name="pr8" draw:text-style-name="P4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text:style-name="P4">pandas</text:p>
              </text:list-item>
              <text:list-item>
                <text:p text:style-name="P4">re</text:p>
              </text:list-item>
              <text:list-item>
                <text:p text:style-name="P4">numpy</text:p>
              </text:list-item>
              <text:list-item>
                <text:p text:style-name="P4">collections.Counter</text:p>
              </text:list-item>
              <text:list-item>
                <text:p text:style-name="P4">nltk</text:p>
              </text:list-item>
              <text:list-item>
                <text:p text:style-name="P4">scipy.sparse</text:p>
              </text:list-item>
              <text:list-item>
                <text:p text:style-name="P4">time</text:p>
              </text:list-item>
              <text:list-item>
                <text:p text:style-name="P4">json, os</text:p>
              </text:list-item>
              <text:list-item>
                <text:p text:style-name="P4">Statistics</text:p>
              </text:list-item>
              <text:list-item>
                <text:p text:style-name="P4">Requ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 text:style-name="P4">Preprocessing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 text:style-name="P5">Query = ["artificial intelligence", "neural networks", "supervised learning", "Unsupervised learning", "AI privacy"]</text:p>
                <text:list>
                  <text:list-item>
                    <text:p>"id"</text:p>
                  </text:list-item>
                  <text:list-item>
                    <text:p>"title"</text:p>
                  </text:list-item>
                  <text:list-item>
                    <text:p>"abstract" (as inverted index)</text:p>
                  </text:list-item>
                  <text:list-item>
                    <text:p>"year"</text:p>
                  </text:list-item>
                  <text:list-item>
                    <text:p>"concepts"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Preprocessing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Lowercasing</text:p>
              </text:list-item>
              <text:list-item>
                <text:p>Regex cleaning</text:p>
              </text:list-item>
              <text:list-item>
                <text:p>Tokenization</text:p>
              </text:list-item>
              <text:list-item>
                <text:p>Stopword removal</text:p>
              </text:list-item>
              <text:list-item>
                <text:p>Lemmatization</text:p>
              </text:list-item>
              <text:list-item>
                <text:p>Bi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6" draw:layer="layout" svg:width="24cm" svg:height="3.5cm" svg:x="2cm" svg:y="1.5cm" presentation:class="title" presentation:user-transformed="true">
          <draw:text-box>
            <text:p>BM25</text:p>
          </draw:text-box>
        </draw:frame>
        <draw:frame presentation:style-name="pr11" draw:text-style-name="P4" draw:layer="layout" svg:width="24cm" svg:height="6cm" svg:x="1.5cm" svg:y="6.5cm" presentation:class="outline" presentation:user-transformed="true">
          <draw:text-box>
            <text:list text:style-name="L2">
              <text:list-item>
                <text:p text:style-name="P4">Scoring</text:p>
              </text:list-item>
              <text:list-item>
                <text:p text:style-name="P4">Idf</text:p>
              </text:list-item>
              <text:list-item>
                <text:p text:style-name="P4">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Pseudo-Relevance Feedback (PRF)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>Search with original query</text:p>
              </text:list-item>
              <text:list-item>
                <text:p>Take top k documents</text:p>
              </text:list-item>
              <text:list-item>
                <text:p>Extract frequent terms</text:p>
              </text:list-item>
              <text:list-item>
                <text:p>Exclude original terms</text:p>
              </text:list-item>
              <text:list-item>
                <text:p>Expand qu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Evaluation Metrics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>Precision@k</text:p>
              </text:list-item>
              <text:list-item>
                <text:p>Recall@k</text:p>
              </text:list-item>
              <text:list-item>
                <text:p>Average Precision</text:p>
              </text:list-item>
              <text:list-item>
                <text:p>F1 Score</text:p>
              </text:list-item>
              <text:list-item>
                <text:p>DCG / nDCG</text:p>
              </text:list-item>
              <text:list-item>
                <text:p>MR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Query Latency (100 Runs)</text:p>
          </draw:text-box>
        </draw:frame>
        <draw:frame presentation:style-name="pr17" draw:text-style-name="P4" draw:layer="layout" svg:width="24cm" svg:height="10cm" svg:x="2cm" svg:y="4cm" presentation:class="outline">
          <draw:text-box>
            <text:list text:style-name="L2">
              <text:list-item>
                <text:p text:style-name="P4">Average latency: 0.0063 sec</text:p>
              </text:list-item>
              <text:list-item>
                <text:p text:style-name="P4">Std. deviation: 0.0086 se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Metrics (Relevance Feedback)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Precision@10 = 0.1155</text:p>
              </text:list-item>
              <text:list-item>
                <text:p>Recall@10 = 0.5948</text:p>
              </text:list-item>
              <text:list-item>
                <text:p>Avg. Precision = 0.2707</text:p>
              </text:list-item>
              <text:list-item>
                <text:p>F1@10 = 0.1763</text:p>
              </text:list-item>
              <text:list-item>
                <text:p>nDCG@10 = 0.3827</text:p>
              </text:list-item>
              <text:list-item>
                <text:p>MRR@10 = 0.287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Example Query</text:p>
          </draw:text-box>
        </draw:frame>
        <draw:frame presentation:style-name="pr17" draw:layer="layout" svg:width="24cm" svg:height="10cm" svg:x="2cm" svg:y="4cm" presentation:class="outline">
          <draw:text-box>
            <text:list text:style-name="L2">
              <text:list-item>
                <text:p>Original: “distance between nlp and ml”</text:p>
              </text:list-item>
              <text:list-item>
                <text:p>Expanded: “distance between nlp and ml” “learning” “data” “unsupervised” “dialect” “based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Top Retrieved Documents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>Arabic Dialect Identification with Unsupervised Learning</text:p>
              </text:list-item>
              <text:list-item>
                <text:p>Exploring Unsupervised Learning for IoT</text:p>
              </text:list-item>
              <text:list-item>
                <text:p>Generalized K-Harmonic Means</text:p>
              </text:list-item>
              <text:list-item>
                <text:p>Supervised and Unsupervised Learning for Data Science</text:p>
              </text:list-item>
              <text:list-item>
                <text:p>Overview on Unsupervised Learning from Data Mining</text:p>
              </text:list-item>
              <text:list-item>
                <text:p>Score Distribution: </text:p>
                <text:list>
                  <text:list-item>
                    <text:p>Highest score: 27.5</text:p>
                  </text:list-item>
                  <text:list-item>
                    <text:p>Fifth score: 13.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Conclusion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2">
              <text:list-item>
                <text:p>PRF helps semantic matching</text:p>
              </text:list-item>
              <text:list-item>
                <text:p>Expansion terms guide retrieval toward more general content:</text:p>
                <text:list>
                  <text:list-item>
                    <text:p>High recall but moderate precision</text:p>
                  </text:list-item>
                  <text:list-item>
                    <text:p>Relevant docs often appear early</text:p>
                  </text:list-item>
                  <text:list-item>
                    <text:p>But Top results include non Relevant do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6cm" presentation:class="title" presentation:user-transformed="true">
          <draw:text-box>
            <text:p>Thank You For Liste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10T08:41:56.774000000</meta:creation-date>
    <meta:editing-duration>PT15M49S</meta:editing-duration>
    <meta:editing-cycles>2</meta:editing-cycles>
    <meta:generator>LibreOffice/7.2.7.2$Windows_X86_64 LibreOffice_project/8d71d29d553c0f7dcbfa38fbfda25ee34cce99a2</meta:generator>
    <dc:title>Focus</dc:title>
    <dc:date>2025-09-10T09:33:33.101000000</dc:date>
    <meta:document-statistic meta:object-count="131"/>
  </office:meta>
</office:document-meta>
</file>